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34f" officeooo:paragraph-rsid="0001234f"/>
    </style:style>
    <style:style style:name="T1" style:family="text">
      <style:text-properties officeooo:rsid="00012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 you observe speedup higher than <text:span text:style-name="T1">what </text:span>can be achieved on a single machine?</text:p>
      <text:p text:style-name="P1">Yes, the speedup is higher than what can be achieved on a single mach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2:46:06.946754464</meta:creation-date>
    <dc:date>2018-11-09T12:50:12.879478770</dc:date>
    <meta:editing-duration>PT4M9S</meta:editing-duration>
    <meta:editing-cycles>1</meta:editing-cycles>
    <meta:document-statistic meta:table-count="0" meta:image-count="0" meta:object-count="0" meta:page-count="1" meta:paragraph-count="2" meta:word-count="28" meta:character-count="149" meta:non-whitespace-character-count="123"/>
    <meta:generator>LibreOffice/6.0.3.2$Linux_X86_64 LibreOffice_project/00m0$Build-2</meta:generator>
  </office:meta>
</office:document-meta>
</file>